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normal" officeooo:rsid="001e5a13" officeooo:paragraph-rsid="001e5a13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text-underline-style="none" fo:font-weight="normal" officeooo:rsid="001e5a13" officeooo:paragraph-rsid="001e5a13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1e5a13" officeooo:paragraph-rsid="001e5a13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normal" officeooo:rsid="001eb88e" officeooo:paragraph-rsid="001eb88e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1eb88e" officeooo:paragraph-rsid="001eb88e" style:font-weight-asian="normal" style:font-weight-complex="normal"/>
    </style:style>
    <style:style style:name="P6" style:family="paragraph" style:parent-style-name="Standard" style:list-style-name="L4">
      <style:paragraph-properties fo:line-height="150%" fo:text-align="start" style:justify-single-word="false"/>
      <style:text-properties style:text-underline-style="none" fo:font-weight="normal" officeooo:rsid="001eb88e" officeooo:paragraph-rsid="001eb88e" style:font-weight-asian="normal" style:font-weight-complex="normal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underline-style="none" fo:font-weight="normal" officeooo:rsid="001eb88e" officeooo:paragraph-rsid="001eb88e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1eb88e" officeooo:paragraph-rsid="00217c1c" style:font-weight-asian="normal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officeooo:paragraph-rsid="001eb88e"/>
    </style:style>
    <style:style style:name="P10" style:family="paragraph" style:parent-style-name="Header">
      <style:paragraph-properties fo:text-align="end" style:justify-single-word="false"/>
      <style:text-properties officeooo:rsid="001e5a13" officeooo:paragraph-rsid="001e5a13"/>
    </style:style>
    <style:style style:name="P11" style:family="paragraph" style:parent-style-name="Header">
      <style:paragraph-properties fo:text-align="start" style:justify-single-word="false"/>
      <style:text-properties officeooo:rsid="001e5a13" officeooo:paragraph-rsid="001e5a13"/>
    </style:style>
    <style:style style:name="T1" style:family="text">
      <style:text-properties officeooo:rsid="001eb88e"/>
    </style:style>
    <style:style style:name="T2" style:family="text">
      <style:text-properties style:text-underline-style="none" fo:font-weight="normal" officeooo:rsid="001eb88e" style:font-weight-asian="normal" style:font-weight-complex="normal"/>
    </style:style>
    <style:style style:name="T3" style:family="text">
      <style:text-properties officeooo:rsid="00203a03"/>
    </style:style>
    <style:style style:name="T4" style:family="text">
      <style:text-properties officeooo:rsid="00217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</text:p>
      <text:p text:style-name="P2"/>
      <text:p text:style-name="P3"><text:tab/>For the final project, we are proposing to create a class scheduling algorithm, <text:span text:style-name="T1">also known as timetabling</text:span>. <text:s/>Given a set of professors, students, classes, etc., we should (hopefully) be able to produce the best possible class schedule.</text:p>
      <text:p text:style-name="P3"/>
      <text:p text:style-name="P3"><text:tab/><text:span text:style-name="T1">With a class schedule, there are several constraints which must be considered. <text:s/>Some hard constraints which absolutely cannot be broken include:</text:span></text:p>
      <text:list xml:id="list2736786652819208875" text:style-name="L1">
        <text:list-item>
          <text:p text:style-name="P9"><text:span text:style-name="T2">No two classes can be held at the same time in the same room</text:span></text:p>
        </text:list-item>
        <text:list-item>
          <text:p text:style-name="P4">No professor or student can have two classes at the same time (no overlap b/w classes)</text:p>
        </text:list-item>
        <text:list-item>
          <text:p text:style-name="P4">A class/classroom can only accommodate a given number of students</text:p>
        </text:list-item>
      </text:list>
      <text:p text:style-name="P5">Some soft constraints which may be broken in a possible solution include:</text:p>
      <text:list xml:id="list3360211292542019701" text:style-name="L4">
        <text:list-item>
          <text:p text:style-name="P6">Students' preferred schedules</text:p>
        </text:list-item>
      </text:list>
      <text:list xml:id="list6180960702836572777" text:style-name="L2">
        <text:list-item>
          <text:p text:style-name="P7">Reasonable class distribution for students/professors</text:p>
        </text:list-item>
        <text:list-item>
          <text:p text:style-name="P7">Preferred class times for students/professors</text:p>
        </text:list-item>
      </text:list>
      <text:p text:style-name="P5"/>
      <text:p text:style-name="P5"><text:tab/>The best possible solution would follow all hard constraints while violating as few soft constraints as possible. <text:s/><text:span text:style-name="T3">Furthermore, the 'best' solution could change depending on which soft constraints we value the most. <text:s/>For example, a solution which focuses on students' preferred schedules would likely be quite different from a solution based on professors' wishes.</text:span></text:p>
      <text:p text:style-name="P5"/>
      <text:p text:style-name="P8"><text:tab/><text:span text:style-name="T4">We plan to create a genetic algorithm, which begins with a large set of randomly generated schedules (solutions). <text:s/>The fitness of each solution would be analyzed, and the most fit solutions would be selected. <text:s/>The selected solutions would be further analyzed to select the 'best' components of the schedule – these components would be guaranteed to be passed on to the next generation. <text:s/>The selected solutions would then create the next generation of solutions through random crossover between previous solutions, as well as possibly some random mutation. <text:s/>This process would continue until a desired level of fitness is reach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e5a13" officeooo:paragraph-rsid="001e5a13"/>
    </style:style>
    <style:style style:name="MP2" style:family="paragraph" style:parent-style-name="Header">
      <style:paragraph-properties fo:text-align="end" style:justify-single-word="false"/>
      <style:text-properties officeooo:rsid="001e5a13" officeooo:paragraph-rsid="001e5a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Lucas Hawk</text:p>
        <text:p text:style-name="MP2">Andreas Landgrebe</text:p>
        <text:p text:style-name="MP2">Victor Zhe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40:24.185074997</meta:creation-date>
    <dc:date>2015-03-09T15:37:08.511945559</dc:date>
    <meta:editing-duration>PT11M3S</meta:editing-duration>
    <meta:editing-cycles>1</meta:editing-cycles>
    <meta:document-statistic meta:table-count="0" meta:image-count="0" meta:object-count="0" meta:page-count="1" meta:paragraph-count="15" meta:word-count="289" meta:character-count="1849" meta:non-whitespace-character-count="1566"/>
    <meta:generator>LibreOffice/4.2.7.2$Linux_X86_64 LibreOffice_project/420m0$Build-2</meta:generator>
  </office:meta>
</office:document-meta>
</file>